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s</text:p>
          </table:table-cell>
          <table:table-cell office:value-type="string">
            <text:p>JMS</text:p>
          </table:table-cell>
          <table:table-cell office:value-type="string">
            <text:p>XVSM</text:p>
          </table:table-cell>
          <table:table-cell office:value-type="string">
            <text:p>JMS-local</text:p>
          </table:table-cell>
          <table:table-cell office:value-type="string">
            <text:p>XVSM-loca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326">
            <text:p>32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344">
            <text:p>34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345">
            <text:p>345</text:p>
          </table:table-cell>
          <table:table-cell office:value-type="float" office:value="223">
            <text:p>223</text:p>
          </table:table-cell>
          <table:table-cell office:value-type="float" office:value="1217">
            <text:p>121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8">
            <text:p>358</text:p>
          </table:table-cell>
          <table:table-cell office:value-type="float" office:value="338">
            <text:p>338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de" number:country="AT">
      <number:number number:min-integer-digits="1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14.06.2014</text:date>, <text:time>22:3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" meta:object-count="0"/>
    <meta:generator>OpenOffice/4.0.0$Win32 OpenOffice.org_project/400m3$Build-9702</meta:generator>
  </office:meta>
</office:document-meta>
</file>